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명조" svg:font-family="나눔명조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나눔고딕1" svg:font-family="나눔고딕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기본값"/>
      <draw:page draw:name="page2" draw:style-name="dp1" draw:master-page-name="기본값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명조" svg:font-family="나눔명조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나눔고딕1" svg:font-family="나눔고딕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56cm" fo:page-height="11.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9T18:47:20.555000000</meta:creation-date>
    <dc:date>2021-10-19T19:24:42.381000000</dc:date>
    <meta:editing-duration>PT27M11S</meta:editing-duration>
    <meta:editing-cycles>1</meta:editing-cycles>
    <meta:document-statistic meta:object-count="0"/>
    <meta:generator>LibreOffice/7.1.4.2$Windows_X86_64 LibreOffice_project/a529a4fab45b75fefc5b6226684193eb000654f6</meta:generator>
  </office:meta>
</office:document-meta>
</file>